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
      <style:table-properties style:width="17cm" style:page-number="auto" fo:break-before="auto" fo:break-after="auto" table:align="margins" style:shadow="none"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master-page-name="">
      <style:table-properties style:width="17cm" style:page-number="auto" fo:break-before="auto" fo:break-after="auto" table:align="margins" style:shadow="none"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master-page-name="">
      <style:table-properties style:width="17cm" style:page-number="auto" fo:break-before="auto" fo:break-after="auto" table:align="margins" style:shadow="none"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master-page-name="">
      <style:table-properties style:width="17cm" style:page-number="auto" fo:break-before="auto" fo:break-after="auto" table:align="margins" style:shadow="none"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master-page-name="">
      <style:table-properties style:width="17cm" style:page-number="auto" fo:break-before="auto" fo:break-after="auto" table:align="margins" style:shadow="none"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master-page-name="">
      <style:table-properties style:width="17cm" style:page-number="auto" fo:break-before="auto" fo:break-after="auto" table:align="margins" style:shadow="none"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rsid="001ce461" officeooo:paragraph-rsid="001ce461"/>
    </style:style>
    <style:style style:name="P2" style:family="paragraph" style:parent-style-name="Standard">
      <style:text-properties officeooo:rsid="001ce461" officeooo:paragraph-rsid="00203772"/>
    </style:style>
    <style:style style:name="P3" style:family="paragraph" style:parent-style-name="Standard">
      <style:text-properties fo:font-size="40pt" fo:font-weight="bold" officeooo:rsid="001ce461" officeooo:paragraph-rsid="001ce461"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5" style:family="paragraph" style:parent-style-name="Standard">
      <style:text-properties fo:font-size="40pt" style:text-underline-style="none" fo:font-weight="bold" officeooo:rsid="001ce461" officeooo:paragraph-rsid="002662de" style:font-size-asian="40pt" style:font-weight-asian="bold" style:font-size-complex="40pt" style:font-weight-complex="bold"/>
    </style:style>
    <style:style style:name="P6" style:family="paragraph" style:parent-style-name="Standard">
      <style:text-properties fo:font-size="20pt" fo:font-weight="bold" officeooo:rsid="001ce461" officeooo:paragraph-rsid="001e4d99" style:font-size-asian="20pt" style:font-weight-asian="bold" style:font-size-complex="20pt" style:font-weight-complex="bold"/>
    </style:style>
    <style:style style:name="P7" style:family="paragraph" style:parent-style-name="Standard">
      <style:text-properties fo:font-size="20pt" fo:font-weight="bold" officeooo:rsid="001ce461" officeooo:paragraph-rsid="001ce461" style:font-size-asian="20pt" style:font-weight-asian="bold" style:font-size-complex="20pt" style:font-weight-complex="bold"/>
    </style:style>
    <style:style style:name="P8" style:family="paragraph" style:parent-style-name="Standard">
      <style:text-properties fo:font-size="20pt" fo:font-weight="bold" officeooo:rsid="00225fc5" officeooo:paragraph-rsid="00225fc5" style:font-size-asian="20pt" style:font-weight-asian="bold" style:font-size-complex="20pt" style:font-weight-complex="bold"/>
    </style:style>
    <style:style style:name="P9" style:family="paragraph" style:parent-style-name="Standard">
      <style:text-properties fo:font-size="20pt" fo:font-weight="bold" officeooo:rsid="00262ea5" officeooo:paragraph-rsid="00262ea5" style:font-size-asian="20pt" style:font-weight-asian="bold" style:font-size-complex="20pt" style:font-weight-complex="bold"/>
    </style:style>
    <style:style style:name="P10" style:family="paragraph" style:parent-style-name="Standard">
      <style:text-properties officeooo:rsid="0020446c" officeooo:paragraph-rsid="0020446c"/>
    </style:style>
    <style:style style:name="P11" style:family="paragraph" style:parent-style-name="Standard">
      <style:text-properties officeooo:rsid="0021b425" officeooo:paragraph-rsid="0021b425"/>
    </style:style>
    <style:style style:name="P12" style:family="paragraph" style:parent-style-name="Standard">
      <style:text-properties officeooo:rsid="00203772" officeooo:paragraph-rsid="00203772"/>
    </style:style>
    <style:style style:name="P13" style:family="paragraph" style:parent-style-name="Standard">
      <style:text-properties officeooo:rsid="00225fc5" officeooo:paragraph-rsid="00225fc5"/>
    </style:style>
    <style:style style:name="P14" style:family="paragraph" style:parent-style-name="Standard">
      <style:text-properties officeooo:rsid="002389cc" officeooo:paragraph-rsid="00225fc5"/>
    </style:style>
    <style:style style:name="P15" style:family="paragraph" style:parent-style-name="Standard">
      <style:text-properties fo:font-size="60pt" fo:font-weight="bold" officeooo:rsid="001ce461" officeooo:paragraph-rsid="001ce461" style:font-size-asian="60pt" style:font-weight-asian="bold" style:font-size-complex="60pt" style:font-weight-complex="bold"/>
    </style:style>
    <style:style style:name="P16" style:family="paragraph" style:parent-style-name="Standard">
      <style:text-properties fo:font-size="18pt" officeooo:rsid="001ce461" officeooo:paragraph-rsid="001ce461" style:font-size-asian="18pt" style:font-size-complex="18pt"/>
    </style:style>
    <style:style style:name="P17" style:family="paragraph" style:parent-style-name="Standard">
      <style:text-properties fo:font-size="18pt" officeooo:rsid="0024d8e8" officeooo:paragraph-rsid="0024d8e8" style:font-size-asian="18pt" style:font-size-complex="18pt"/>
    </style:style>
    <style:style style:name="P18" style:family="paragraph" style:parent-style-name="Standard">
      <style:text-properties officeooo:rsid="00262ea5" officeooo:paragraph-rsid="00262ea5"/>
    </style:style>
    <style:style style:name="P19" style:family="paragraph" style:parent-style-name="Standard">
      <style:text-properties style:text-underline-style="none" officeooo:rsid="001ce461" officeooo:paragraph-rsid="001ce461"/>
    </style:style>
    <style:style style:name="P20" style:family="paragraph" style:parent-style-name="Standard">
      <style:text-properties style:text-underline-style="none" officeooo:rsid="002662de" officeooo:paragraph-rsid="002662de"/>
    </style:style>
    <style:style style:name="P21" style:family="paragraph" style:parent-style-name="Standard">
      <style:text-properties style:text-underline-style="none" officeooo:rsid="0027aa76" officeooo:paragraph-rsid="0027aa76"/>
    </style:style>
    <style:style style:name="P22" style:family="paragraph" style:parent-style-name="Standard">
      <style:paragraph-properties fo:break-before="page"/>
      <style:text-properties fo:font-size="40pt" fo:font-weight="bold" officeooo:rsid="001ce461" officeooo:paragraph-rsid="001ce461" style:font-size-asian="40pt" style:font-weight-asian="bold" style:font-size-complex="40pt" style:font-weight-complex="bold"/>
    </style:style>
    <style:style style:name="P23" style:family="paragraph" style:parent-style-name="Standard" style:list-style-name="L1">
      <style:text-properties officeooo:rsid="001ce461" officeooo:paragraph-rsid="001ce461"/>
    </style:style>
    <style:style style:name="P24" style:family="paragraph" style:parent-style-name="Standard">
      <style:text-properties officeooo:rsid="001ce461" officeooo:paragraph-rsid="001ce461"/>
    </style:style>
    <style:style style:name="P25" style:family="paragraph" style:parent-style-name="Standard" style:list-style-name="L12">
      <style:text-properties officeooo:rsid="001ce461" officeooo:paragraph-rsid="001ce461"/>
    </style:style>
    <style:style style:name="P26" style:family="paragraph" style:parent-style-name="Standard" style:list-style-name="L2">
      <style:text-properties officeooo:rsid="00225fc5" officeooo:paragraph-rsid="00225fc5"/>
    </style:style>
    <style:style style:name="P27" style:family="paragraph" style:parent-style-name="Standard" style:list-style-name="L3">
      <style:text-properties officeooo:rsid="00225fc5" officeooo:paragraph-rsid="00225fc5"/>
    </style:style>
    <style:style style:name="P28" style:family="paragraph" style:parent-style-name="Standard" style:list-style-name="L4">
      <style:text-properties officeooo:rsid="00225fc5" officeooo:paragraph-rsid="00225fc5"/>
    </style:style>
    <style:style style:name="P29" style:family="paragraph" style:parent-style-name="Standard" style:list-style-name="L5">
      <style:text-properties officeooo:rsid="00225fc5" officeooo:paragraph-rsid="00225fc5"/>
    </style:style>
    <style:style style:name="P30" style:family="paragraph" style:parent-style-name="Standard">
      <style:text-properties officeooo:rsid="00225fc5" officeooo:paragraph-rsid="00225fc5"/>
    </style:style>
    <style:style style:name="P31" style:family="paragraph" style:parent-style-name="Standard">
      <style:text-properties officeooo:rsid="00225fc5" officeooo:paragraph-rsid="001ce461"/>
    </style:style>
    <style:style style:name="P32" style:family="paragraph" style:parent-style-name="Standard">
      <style:text-properties officeooo:rsid="00225fc5" officeooo:paragraph-rsid="002998ae"/>
    </style:style>
    <style:style style:name="P33" style:family="paragraph" style:parent-style-name="Standard" style:list-style-name="L6">
      <style:text-properties officeooo:rsid="00262ea5" officeooo:paragraph-rsid="0027aa76"/>
    </style:style>
    <style:style style:name="P34" style:family="paragraph" style:parent-style-name="Standard" style:list-style-name="L6">
      <style:text-properties officeooo:rsid="00262ea5" officeooo:paragraph-rsid="00262ea5"/>
    </style:style>
    <style:style style:name="P35" style:family="paragraph" style:parent-style-name="Standard">
      <style:text-properties officeooo:rsid="0027cf5e" officeooo:paragraph-rsid="0027cf5e"/>
    </style:style>
    <style:style style:name="P36" style:family="paragraph" style:parent-style-name="Standard">
      <style:text-properties style:text-underline-style="solid" style:text-underline-width="auto" style:text-underline-color="font-color" fo:font-weight="bold" officeooo:rsid="0027aa76" officeooo:paragraph-rsid="0027aa76" style:font-weight-asian="bold" style:font-weight-complex="bold"/>
    </style:style>
    <style:style style:name="P37" style:family="paragraph" style:parent-style-name="Standard">
      <style:text-properties style:text-underline-style="solid" style:text-underline-width="auto" style:text-underline-color="font-color" officeooo:rsid="00044d89" officeooo:paragraph-rsid="003ba4fb"/>
    </style:style>
    <style:style style:name="P38" style:family="paragraph" style:parent-style-name="Standard">
      <style:text-properties style:text-underline-style="none" officeooo:rsid="0027cf5e" officeooo:paragraph-rsid="0027cf5e"/>
    </style:style>
    <style:style style:name="P39" style:family="paragraph" style:parent-style-name="Standard">
      <style:text-properties style:text-underline-style="none" officeooo:rsid="001ce461" officeooo:paragraph-rsid="001ce461"/>
    </style:style>
    <style:style style:name="P40" style:family="paragraph" style:parent-style-name="Standard">
      <style:text-properties style:text-underline-style="none" officeooo:rsid="002a033b" officeooo:paragraph-rsid="002a033b"/>
    </style:style>
    <style:style style:name="P41" style:family="paragraph" style:parent-style-name="Standard">
      <style:text-properties style:text-underline-style="none" officeooo:rsid="0027aa76" officeooo:paragraph-rsid="0027aa76"/>
    </style:style>
    <style:style style:name="P42" style:family="paragraph" style:parent-style-name="Standard">
      <style:text-properties style:text-underline-style="none" officeooo:rsid="0027aa76" officeooo:paragraph-rsid="002db904"/>
    </style:style>
    <style:style style:name="P43" style:family="paragraph" style:parent-style-name="Standard">
      <style:text-properties style:text-underline-style="none" officeooo:rsid="0027aa76" officeooo:paragraph-rsid="002e2338"/>
    </style:style>
    <style:style style:name="P44" style:family="paragraph" style:parent-style-name="Standard" style:list-style-name="L9">
      <style:text-properties style:text-underline-style="none" officeooo:rsid="0027aa76" officeooo:paragraph-rsid="0027aa76"/>
    </style:style>
    <style:style style:name="P45" style:family="paragraph" style:parent-style-name="Standard">
      <style:text-properties style:text-underline-style="none" officeooo:rsid="002e30a9" officeooo:paragraph-rsid="002e30a9"/>
    </style:style>
    <style:style style:name="P46" style:family="paragraph" style:parent-style-name="Standard">
      <style:text-properties style:text-underline-style="none" officeooo:rsid="00335b2e" officeooo:paragraph-rsid="00335b2e"/>
    </style:style>
    <style:style style:name="P47" style:family="paragraph" style:parent-style-name="Standard">
      <style:text-properties style:text-underline-style="none" officeooo:rsid="00349714" officeooo:paragraph-rsid="00349714"/>
    </style:style>
    <style:style style:name="P48" style:family="paragraph" style:parent-style-name="Standard">
      <style:text-properties style:text-underline-style="none" officeooo:rsid="003614b4" officeooo:paragraph-rsid="003614b4"/>
    </style:style>
    <style:style style:name="P49" style:family="paragraph" style:parent-style-name="Standard">
      <style:text-properties style:text-underline-style="none" officeooo:rsid="003621e6" officeooo:paragraph-rsid="003621e6"/>
    </style:style>
    <style:style style:name="P50" style:family="paragraph" style:parent-style-name="Standard">
      <style:text-properties style:text-underline-style="none" officeooo:rsid="003839d7" officeooo:paragraph-rsid="003839d7"/>
    </style:style>
    <style:style style:name="P51" style:family="paragraph" style:parent-style-name="Standard" style:list-style-name="L14">
      <style:text-properties style:text-underline-style="none" officeooo:rsid="003839d7" officeooo:paragraph-rsid="003839d7"/>
    </style:style>
    <style:style style:name="P52" style:family="paragraph" style:parent-style-name="Standard" style:list-style-name="L15">
      <style:text-properties style:text-underline-style="none" officeooo:rsid="003839d7" officeooo:paragraph-rsid="003839d7"/>
    </style:style>
    <style:style style:name="P53" style:family="paragraph" style:parent-style-name="Standard">
      <style:text-properties style:text-underline-style="none" officeooo:rsid="001af565" officeooo:paragraph-rsid="003ba4fb"/>
    </style:style>
    <style:style style:name="P54" style:family="paragraph" style:parent-style-name="Standard" style:list-style-name="L16">
      <style:text-properties style:text-underline-style="none" officeooo:rsid="001af565" officeooo:paragraph-rsid="003ba4fb"/>
    </style:style>
    <style:style style:name="P55" style:family="paragraph" style:parent-style-name="Standard" style:list-style-name="L17">
      <style:text-properties style:text-underline-style="none" officeooo:rsid="001af565" officeooo:paragraph-rsid="003ba4fb"/>
    </style:style>
    <style:style style:name="P56" style:family="paragraph" style:parent-style-name="Standard">
      <style:text-properties style:text-underline-style="none" officeooo:rsid="00044d89" officeooo:paragraph-rsid="003ba4fb"/>
    </style:style>
    <style:style style:name="P57" style:family="paragraph" style:parent-style-name="Standard">
      <style:text-properties style:text-underline-style="none" officeooo:rsid="00235eda" officeooo:paragraph-rsid="003ba4fb"/>
    </style:style>
    <style:style style:name="P58" style:family="paragraph" style:parent-style-name="Standard">
      <style:text-properties style:text-underline-style="none" officeooo:rsid="003ba4fb" officeooo:paragraph-rsid="003ba4fb"/>
    </style:style>
    <style:style style:name="P59" style:family="paragraph" style:parent-style-name="Standard">
      <style:text-properties style:text-underline-style="none" officeooo:rsid="003c013c" officeooo:paragraph-rsid="003c013c"/>
    </style:style>
    <style:style style:name="P60" style:family="paragraph" style:parent-style-name="Standard">
      <style:text-properties style:text-underline-style="none" officeooo:rsid="003daabc" officeooo:paragraph-rsid="003daabc"/>
    </style:style>
    <style:style style:name="P61" style:family="paragraph" style:parent-style-name="Standard">
      <style:text-properties style:text-underline-style="none" officeooo:rsid="003f79bb" officeooo:paragraph-rsid="003f79bb"/>
    </style:style>
    <style:style style:name="P62" style:family="paragraph" style:parent-style-name="Standard">
      <style:text-properties style:text-underline-style="none" officeooo:rsid="0042a06b" officeooo:paragraph-rsid="0042a06b"/>
    </style:style>
    <style:style style:name="P63" style:family="paragraph" style:parent-style-name="Standard">
      <style:text-properties style:text-underline-style="none" officeooo:rsid="00457c73" officeooo:paragraph-rsid="00457c73"/>
    </style:style>
    <style:style style:name="P64" style:family="paragraph" style:parent-style-name="Standard">
      <style:text-properties style:text-underline-style="none" officeooo:rsid="0046690c" officeooo:paragraph-rsid="0046690c"/>
    </style:style>
    <style:style style:name="P65" style:family="paragraph" style:parent-style-name="Standard">
      <style:text-properties officeooo:rsid="002998ae" officeooo:paragraph-rsid="002998ae"/>
    </style:style>
    <style:style style:name="P66" style:family="paragraph" style:parent-style-name="Standard">
      <style:text-properties fo:font-size="20pt" fo:font-weight="bold" officeooo:rsid="00225fc5" officeooo:paragraph-rsid="002998ae" style:font-size-asian="20pt" style:font-weight-asian="bold" style:font-size-complex="20pt" style:font-weight-complex="bold"/>
    </style:style>
    <style:style style:name="P67" style:family="paragraph" style:parent-style-name="Standard">
      <style:text-properties fo:font-size="20pt" fo:font-weight="bold" officeooo:rsid="001ce461" officeooo:paragraph-rsid="002f7995" style:font-size-asian="20pt" style:font-weight-asian="bold" style:font-size-complex="20pt" style:font-weight-complex="bold"/>
    </style:style>
    <style:style style:name="P68" style:family="paragraph" style:parent-style-name="Standard">
      <style:text-properties fo:font-size="20pt" fo:font-weight="bold" officeooo:rsid="001ce461" officeooo:paragraph-rsid="003245df" style:font-size-asian="20pt" style:font-weight-asian="bold" style:font-size-complex="20pt" style:font-weight-complex="bold"/>
    </style:style>
    <style:style style:name="P69" style:family="paragraph" style:parent-style-name="Standard">
      <style:text-properties fo:font-size="20pt" style:text-underline-style="none" fo:font-weight="bold" officeooo:rsid="00335b2e" officeooo:paragraph-rsid="00335b2e" style:font-size-asian="20pt" style:font-weight-asian="bold" style:font-size-complex="20pt" style:font-weight-complex="bold"/>
    </style:style>
    <style:style style:name="P70" style:family="paragraph" style:parent-style-name="Standard">
      <style:text-properties fo:font-size="20pt" style:text-underline-style="none" fo:font-weight="bold" officeooo:rsid="00349714" officeooo:paragraph-rsid="00349714" style:font-size-asian="20pt" style:font-weight-asian="bold" style:font-size-complex="20pt" style:font-weight-complex="bold"/>
    </style:style>
    <style:style style:name="P71" style:family="paragraph" style:parent-style-name="Standard">
      <style:text-properties fo:font-size="14pt" style:text-underline-style="solid" style:text-underline-width="auto" style:text-underline-color="font-color" fo:font-weight="bold" officeooo:rsid="002a033b" officeooo:paragraph-rsid="002a033b" style:font-size-asian="14pt" style:font-weight-asian="bold" style:font-size-complex="14pt" style:font-weight-complex="bold"/>
    </style:style>
    <style:style style:name="P72" style:family="paragraph" style:parent-style-name="Standard">
      <style:text-properties fo:font-size="14pt" style:text-underline-style="solid" style:text-underline-width="auto" style:text-underline-color="font-color" fo:font-weight="bold" officeooo:rsid="0027aa76" officeooo:paragraph-rsid="0027aa76" style:font-size-asian="14pt" style:font-weight-asian="bold" style:font-size-complex="14pt" style:font-weight-complex="bold"/>
    </style:style>
    <style:style style:name="P73" style:family="paragraph" style:parent-style-name="Standard">
      <style:text-properties fo:font-size="14pt" style:text-underline-style="none" fo:font-weight="bold" officeooo:rsid="00349714" officeooo:paragraph-rsid="00349714"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0349714" officeooo:paragraph-rsid="003c013c" style:font-size-asian="14pt" style:font-weight-asian="bold" style:font-size-complex="14pt" style:font-weight-complex="bold"/>
    </style:style>
    <style:style style:name="P75" style:family="paragraph" style:parent-style-name="Standard">
      <style:text-properties fo:font-size="14pt" style:text-underline-style="none" fo:font-weight="bold" officeooo:rsid="00349714" officeooo:paragraph-rsid="00457c73" style:font-size-asian="14pt" style:font-weight-asian="bold" style:font-size-complex="14pt" style:font-weight-complex="bold"/>
    </style:style>
    <style:style style:name="P76" style:family="paragraph" style:parent-style-name="Standard" style:list-style-name="L7">
      <style:text-properties officeooo:paragraph-rsid="0027aa76"/>
    </style:style>
    <style:style style:name="P77" style:family="paragraph" style:parent-style-name="Standard" style:list-style-name="L8">
      <style:text-properties officeooo:paragraph-rsid="002db904"/>
    </style:style>
    <style:style style:name="P78" style:family="paragraph" style:parent-style-name="Standard" style:list-style-name="L10">
      <style:text-properties officeooo:paragraph-rsid="0027aa76"/>
    </style:style>
    <style:style style:name="P79" style:family="paragraph" style:parent-style-name="Standard">
      <style:text-properties officeooo:rsid="002e9d6e" officeooo:paragraph-rsid="002e9d6e"/>
    </style:style>
    <style:style style:name="P80" style:family="paragraph" style:parent-style-name="Standard" style:list-style-name="L11">
      <style:text-properties officeooo:paragraph-rsid="001ce461"/>
    </style:style>
    <style:style style:name="P81" style:family="paragraph" style:parent-style-name="Standard">
      <style:text-properties officeooo:rsid="0030c53e" officeooo:paragraph-rsid="0030c53e"/>
    </style:style>
    <style:style style:name="P82" style:family="paragraph" style:parent-style-name="Standard">
      <style:text-properties officeooo:rsid="0032a5b9" officeooo:paragraph-rsid="0032a5b9"/>
    </style:style>
    <style:style style:name="P83" style:family="paragraph" style:parent-style-name="Standard" style:list-style-name="L13">
      <style:text-properties officeooo:rsid="0032a5b9" officeooo:paragraph-rsid="0032a5b9"/>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e4d99"/>
    </style:style>
    <style:style style:name="T2" style:family="text">
      <style:text-properties officeooo:rsid="0021b425"/>
    </style:style>
    <style:style style:name="T3" style:family="text">
      <style:text-properties officeooo:rsid="00225fc5"/>
    </style:style>
    <style:style style:name="T4" style:family="text">
      <style:text-properties officeooo:rsid="002389cc"/>
    </style:style>
    <style:style style:name="T5" style:family="text">
      <style:text-properties officeooo:rsid="002662de"/>
    </style:style>
    <style:style style:name="T6" style:family="text">
      <style:text-properties officeooo:rsid="0027aa76"/>
    </style:style>
    <style:style style:name="T7" style:family="text">
      <style:text-properties officeooo:rsid="0027cf5e"/>
    </style:style>
    <style:style style:name="T8" style:family="text">
      <style:text-properties style:text-underline-style="solid" style:text-underline-width="auto" style:text-underline-color="font-color"/>
    </style:style>
    <style:style style:name="T9" style:family="text">
      <style:text-properties officeooo:rsid="00296a17"/>
    </style:style>
    <style:style style:name="T10" style:family="text">
      <style:text-properties officeooo:rsid="002998ae"/>
    </style:style>
    <style:style style:name="T11" style:family="text">
      <style:text-properties style:text-underline-style="none" officeooo:rsid="0027aa76"/>
    </style:style>
    <style:style style:name="T12" style:family="text">
      <style:text-properties style:text-underline-style="none" officeooo:rsid="002db904"/>
    </style:style>
    <style:style style:name="T13" style:family="text">
      <style:text-properties style:text-underline-style="none" officeooo:rsid="002e30a9"/>
    </style:style>
    <style:style style:name="T14" style:family="text">
      <style:text-properties officeooo:rsid="002d960e"/>
    </style:style>
    <style:style style:name="T15" style:family="text">
      <style:text-properties officeooo:rsid="002db904"/>
    </style:style>
    <style:style style:name="T16" style:family="text">
      <style:text-properties officeooo:rsid="002e2338"/>
    </style:style>
    <style:style style:name="T17" style:family="text">
      <style:text-properties officeooo:rsid="002e30a9"/>
    </style:style>
    <style:style style:name="T18" style:family="text">
      <style:text-properties officeooo:rsid="002f7995"/>
    </style:style>
    <style:style style:name="T19" style:family="text">
      <style:text-properties officeooo:rsid="001ce461"/>
    </style:style>
    <style:style style:name="T20" style:family="text">
      <style:text-properties fo:font-weight="normal" officeooo:rsid="001ce461" style:font-weight-asian="normal" style:font-weight-complex="normal"/>
    </style:style>
    <style:style style:name="T21" style:family="text">
      <style:text-properties officeooo:rsid="003245df"/>
    </style:style>
    <style:style style:name="T22"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officeooo:rsid="001b42be"/>
    </style:style>
    <style:style style:name="T25" style:family="text">
      <style:text-properties officeooo:rsid="003ba4fb"/>
    </style:style>
    <style:style style:name="T26" style:family="text">
      <style:text-properties officeooo:rsid="003c013c"/>
    </style:style>
    <style:style style:name="T27" style:family="text">
      <style:text-properties officeooo:rsid="003f79bb"/>
    </style:style>
    <style:style style:name="T28" style:family="text">
      <style:text-properties officeooo:rsid="0042a06b"/>
    </style:style>
    <style:style style:name="T29" style:family="text">
      <style:text-properties officeooo:rsid="00457c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5">Hosting Hostcker</text:p>
      <text:p text:style-name="P1"/>
      <text:p text:style-name="P22"/>
      <text:p text:style-name="P4">Índice</text:p>
      <text:p text:style-name="P1"/>
      <text:p text:style-name="P1"/>
      <text:p text:style-name="P1"/>
      <text:p text:style-name="P17">Introducción</text:p>
      <text:p text:style-name="P16">Desarrollo</text:p>
      <text:p text:style-name="P16">Pruebas y resultados</text:p>
      <text:p text:style-name="P16">Conclusiones</text:p>
      <text:p text:style-name="P16">Trabajos futuros</text:p>
      <text:p text:style-name="P16">Referencias y bibliografía</text:p>
      <text:p text:style-name="P1"/>
      <text:p text:style-name="P1"/>
      <text:p text:style-name="P1"/>
      <text:p text:style-name="P22">Introducción</text:p>
      <text:p text:style-name="P1"/>
      <text:p text:style-name="P1"/>
      <text:p text:style-name="P79">Como selección de proyecto, he elegido la creación de un Hosting con Docker, <text:span text:style-name="T18">utilizando una api creado por mi escrita en python</text:span>, donde un usuario se dará de alta en mi hosting y se le proporcionará una base de datos y un espacio en memoria para poder desplegar alguna aplicación o algún CMS. La elección de Hosting es por la razón de que tocamos varias ramas de un perfil de un Administrador de Sistemas, y la elección de Docker, por lo que nos ofrece, principalmente “aislamiento”.</text:p>
      <text:p text:style-name="P79"/>
      <text:p text:style-name="P79">Iremos explicando poco a poco que es docker y como he realizado mi aplicación.</text:p>
      <text:p text:style-name="P1"/>
      <text:p text:style-name="P1"/>
      <text:p text:style-name="P3">Desarrollo</text:p>
      <text:p text:style-name="P1"/>
      <text:p text:style-name="P1"/>
      <text:p text:style-name="P1"/>
      <text:p text:style-name="P67">¿Qué es <text:span text:style-name="T18">un Hosting</text:span>?</text:p>
      <text:p text:style-name="P1"/>
      <text:p text:style-name="P1"/>
      <text:p text:style-name="P1"/>
      <text:p text:style-name="P1"/>
      <text:p text:style-name="P1"><text:span text:style-name="T18">Hosting o</text:span> alojamiento web es el servicio que provee a los usuarios de Internet un sistema para poder almacenar información, imágenes, vídeo, o cualquier contenido accesible vía web. </text:p>
      <text:p text:style-name="P1"/>
      <text:p text:style-name="P1">Las compañías que proporcionan espacio de un servidor a sus clientes se suelen denominar con el término en inglés web host.</text:p>
      <text:p text:style-name="P1"/>
      <text:p text:style-name="P81">Las compañías cuando nos damos de alta nos proporciona un nombre de dominio único en internet para poder acceder, esto se realiza a través de DNS.</text:p>
      <text:p text:style-name="P81"/>
      <text:p text:style-name="P1">No todos los servicios de alojamiento web sirven para todos los proyectos, por tanto, es necesario examinar una serie de criterios en la contratación del servicio. Entre los criterios más importantes se encuentran los siguientes:</text:p>
      <text:list xml:id="list339649645" text:style-name="L11">
        <text:list-item>
          <text:p text:style-name="P80"><text:span text:style-name="T19">Los dominios: se pueden adquirir por separado (con otro proveedor) o con el mismo proveedor de alojamiento web.</text:span></text:p>
        </text:list-item>
        <text:list-item>
          <text:p text:style-name="P80"><text:span text:style-name="T19">Previsión de tráfico: Los hospedajes web muy baratos suelen tener muchas una capacidad de tráfico limitada (menos de 1.000 visitas diarias). Especialmente a la hora de migrar una web de un alojamiento a otro hay que tener cuidado con esto.</text:span></text:p>
        </text:list-item>
        <text:list-item>
          <text:p text:style-name="P80"><text:span text:style-name="T19">La capacidad del servidor: Capacidad de proceso (capacidad de CPU), espacio en disco y ancho de banda disponible.</text:span></text:p>
        </text:list-item>
        <text:list-item>
          <text:p text:style-name="P80"><text:span text:style-name="T19">El tipo de tecnología que utilizará la web: páginas estáticas HTML o aplicaciones PHP. El caso de usar aplicaciones, el servidor de alojamiento soportar su tecnología.</text:span></text:p>
        </text:list-item>
        <text:list-item>
          <text:p text:style-name="P80"><text:span text:style-name="T20">Capacidad</text:span><text:span text:style-name="T19"> de hosting multidominio: es decir, que el alojamiento soporte una sola web (un único dominio) o varias webs con diferentes dominios.</text:span></text:p>
        </text:list-item>
        <text:list-item>
          <text:p text:style-name="P80"><text:span text:style-name="T19">Seguridad de la sala de servidores o centro de procesamiento de datos: se trata de averiguar si el vendedor de hosting tiene un centro de procesamiento de datos que este protegido </text:span><text:soft-page-break/><text:span text:style-name="T19">contra hackers o desastres naturales y que tengan sistemas de recuperación de datos confiables.</text:span></text:p>
        </text:list-item>
      </text:list>
      <text:p text:style-name="P1"/>
      <text:p text:style-name="P1"/>
      <text:p text:style-name="P1">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1"/>
      <text:p text:style-name="P1">Los servicios más comunes que se pueden incluidos en un alojamiento son los siguientes:</text:p>
      <text:list xml:id="list2944294970" text:style-name="L12">
        <text:list-item>
          <text:p text:style-name="P25">Alojamiento de ficheros y acceso vía web a los ficheros para subidas, descargas, edición, borrado, etc.</text:p>
        </text:list-item>
        <text:list-item>
          <text:p text:style-name="P25">Acceso a ficheros vía FTP.</text:p>
        </text:list-item>
        <text:list-item>
          <text:p text:style-name="P25">Creación de bases de datos, típicamente MySQL en el caso de alojamientos basados en Linux y administración vía web de las basea de datos con herramientas web como phpMyAdmin.</text:p>
        </text:list-item>
        <text:list-item>
          <text:p text:style-name="P25">Cuentas de correo electrónico con dominio propio, gestión de listas de correo, acceso vía clientes de sobremesa (tipo MS Outlook, etc.) y acceso vía webmail a estas cuentas. Reenvía del correo a otras cuentas (incluso externas).</text:p>
        </text:list-item>
        <text:list-item>
          <text:p text:style-name="P25">Discos duros virtuales que se pueden configurar como unidad de red en un equipo local vía protocolos como WebDav.</text:p>
        </text:list-item>
        <text:list-item>
          <text:p text:style-name="P25">Copias de seguridad.</text:p>
        </text:list-item>
        <text:list-item>
          <text:p text:style-name="P25">Gestión de dominios y subdominios.</text:p>
        </text:list-item>
        <text:list-item>
          <text:p text:style-name="P25">Estadísticas de tráfico.</text:p>
        </text:list-item>
        <text:list-item>
          <text:p text:style-name="P25">Asistentes para la instalación rápida de paquetes software libre populares como WordPress, Joomla, etc.</text:p>
        </text:list-item>
      </text:list>
      <text:p text:style-name="P1"/>
      <text:p text:style-name="P1"/>
      <text:p text:style-name="P1"/>
      <text:p text:style-name="P68">¿Qué <text:span text:style-name="T21">ofrece mi Hosting actualmente</text:span>?</text:p>
      <text:p text:style-name="P1"/>
      <text:p text:style-name="P1"/>
      <text:p text:style-name="P82">Mi Hosting actualmente tiene las siguientes características:</text:p>
      <text:list xml:id="list2579355907" text:style-name="L13">
        <text:list-item>
          <text:p text:style-name="P83">Creación de usuarios.</text:p>
        </text:list-item>
        <text:list-item>
          <text:p text:style-name="P83">Eliminación de usuarios.</text:p>
        </text:list-item>
        <text:list-item>
          <text:p text:style-name="P83">Servidor FTP.</text:p>
        </text:list-item>
        <text:list-item>
          <text:p text:style-name="P83">Servidor Apache.</text:p>
        </text:list-item>
        <text:list-item>
          <text:p text:style-name="P83">Servidor MySQL.</text:p>
        </text:list-item>
        <text:list-item>
          <text:p text:style-name="P83">Servidor net2ftp.</text:p>
        </text:list-item>
        <text:list-item>
          <text:p text:style-name="P83">phpMyAdmin</text:p>
        </text:list-item>
      </text:list>
      <text:p text:style-name="P1"/>
      <text:p text:style-name="P82">Más adelante explicaremos como funciona todo esto.</text:p>
      <text:p text:style-name="P1"/>
      <text:p text:style-name="P1"/>
      <text:p text:style-name="P1"/>
      <text:p text:style-name="P1"/>
      <text:p text:style-name="P1"/>
      <text:p text:style-name="P7">¿Qué es Docker?</text:p>
      <text:p text:style-name="P1"/>
      <text:p text:style-name="P1"/>
      <text:p text:style-name="P1"><text:soft-page-break/>Docker es un proyecto de código abierto que automatiza el despliegue de aplicaciones dentro de contenedores, proporcionando una capa adicional de abstracción y automatización de Virtualización a nivel de sistema operativo en Linux.</text:p>
      <text:p text:style-name="P1"/>
      <text:p text:style-name="P1">La idea de Docker es crear contenedores ligeros y portables para las aplicaciones software que puedan ejecutarse en cualquier máquina con Docker instalado. <text:span text:style-name="T7">Para ello utiliza una plataforma donde se puede compartir imágenes entre la comunidad.</text:span></text:p>
      <text:p text:style-name="P1"/>
      <text:p text:style-name="P1">Docker es una plataforma para desarrolladores y administradores de sistemas para desarrollar, implementar y ejecutar aplicaciones con contenedores.</text:p>
      <text:p text:style-name="P1"/>
      <text:p text:style-name="P10">La tecnología Docker usa el kernel de Linux y las funciones de este, como es Cgroups y namespaces, para que puedan crear procesos de forma independientes.</text:p>
      <text:p text:style-name="P10"/>
      <text:p text:style-name="P10">Esta independencia es lo que le da la propiedad de contenedor (aislamiento), la capacidad de ejecutar varios procesos y aplicaciones separados unos de otros para mejor uso de las infraestructuras, y <text:span text:style-name="T8">mantener</text:span> la <text:span text:style-name="T3">seguridad.</text:span></text:p>
      <text:p text:style-name="P1"/>
      <text:p text:style-name="P1"/>
      <text:p text:style-name="P31"/>
      <text:p text:style-name="P32"><text:s/></text:p>
      <text:p text:style-name="P32"/>
      <text:p text:style-name="P66">Historia de Docker</text:p>
      <text:p text:style-name="P32"/>
      <text:p text:style-name="P32"><text:s/></text:p>
      <text:p text:style-name="P32">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32"/>
      <text:p text:style-name="P32"><text:s/></text:p>
      <text:p text:style-name="P32"/>
      <text:p text:style-name="P1"/>
      <text:p text:style-name="P6">¿<text:span text:style-name="T1">En que se diferencia</text:span> Docker <text:span text:style-name="T1">de Máquinas Virtuales</text:span>?</text:p>
      <text:p text:style-name="P1"/>
      <text:p text:style-name="P19"/>
      <text:p text:style-name="P12">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2"/>
      <text:p text:style-name="P2">Un contenedor se ejecuta nativamente en Linux y comparte el kernel de la máquina host con otros contenedores. Se ejecuta un proceso discreto, no teniendo más memoria que cualquier otro ejecutable, por lo que es ligero.</text:p>
      <text:p text:style-name="P1"/>
      <text:p text:style-name="P1">Por el contrario, una máquina virtual (<text:span text:style-name="T3">MV</text:span>) ejecuta un sistema operativo completo con acceso virtual a recursos de host a través de un hipervisor. En general, las <text:span text:style-name="T3">máquinas virtuales</text:span> proporcionan un entorno con más recursos de los que la mayoría de las aplicaciones necesitan.</text:p>
      <text:p text:style-name="P1"/>
      <text:p text:style-name="P35">A la hora de seleccionar MV o Docker para ejecutar una aplicación es más viable la opción de Docker por lo dicho, menos consumo, además la facilidad de exportarlo.</text:p>
      <text:p text:style-name="P38"><text:soft-page-break/></text:p>
      <text:p text:style-name="P1"/>
      <text:p text:style-name="P1"/>
      <text:p text:style-name="P1"/>
      <text:p text:style-name="P7">¿Qué nos proporciona Docker como contenedor?</text:p>
      <text:p text:style-name="P1"/>
      <text:p text:style-name="P1"/>
      <text:p text:style-name="P1">Docker nos proporciona:</text:p>
      <text:list xml:id="list3563051034" text:style-name="L1">
        <text:list-item>
          <text:p text:style-name="P23">Flexibilidad: incluso las aplicaciones más complejas pueden contenerse.</text:p>
        </text:list-item>
        <text:list-item>
          <text:p text:style-name="P23">Ligero: los contenedores aprovechan y comparten el kernel de host.</text:p>
        </text:list-item>
        <text:list-item>
          <text:p text:style-name="P23"><text:span text:style-name="T9">Actualizable</text:span>: puede implementar actualizaciones y actualizaciones sobre la marcha.</text:p>
        </text:list-item>
        <text:list-item>
          <text:p text:style-name="P23">Portable: puedes construir localmente, implementar en la nube y ejecutar en cualquier lugar.</text:p>
        </text:list-item>
        <text:list-item>
          <text:p text:style-name="P23">Escalable: puede aumentar y distribuir automáticamente réplicas de contenedores.</text:p>
        </text:list-item>
        <text:list-item>
          <text:p text:style-name="P23">Apilable: puede apilar servicios y sobre la marcha.</text:p>
        </text:list-item>
      </text:list>
      <text:p text:style-name="P1"/>
      <text:p text:style-name="P1">Un contenedor se inicia ejecutando una imagen <text:span text:style-name="T9">creada o descargada</text:span>. Una imagen es un paquete ejecutable que incluye todo lo necesario para ejecutar una aplicación (el código, un tiempo de ejecución, bibliotecas, variables de entorno y archivos de configuración).</text:p>
      <text:p text:style-name="P1"/>
      <text:p text:style-name="P65">Cuando lanzamos un contenedor, este se convierte en memoria cuando se ejecuta. Podemos ver el proceso con las herramientas que nos proporciona Docker (“$ sudo docker ps -a”). <text:span text:style-name="T2">Esto permite compartir una aplicación una aplicación, un servicio o conjuntos de estos, con tosas sus dependencias.</text:span></text:p>
      <text:p text:style-name="P1"/>
      <text:p text:style-name="P11">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1"/>
      <text:p text:style-name="P13">Como entorno de prueba, Docker es genial, ya que podemos usarlo como entorno de pruebas tantas veces como queramos, y crearnos tantos contenedores como queramos. <text:span text:style-name="T10">Tirarlo y volverlos a levantar. Por ejemplo, podemos asociar un volumen a un contenedor en particular, eliminar el contenedor y volver a levantar otro contenedor con ese volumen, y los datos seguirían, hay persistencia.</text:span></text:p>
      <text:p text:style-name="P13"/>
      <text:p text:style-name="P13">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13"/>
      <text:p text:style-name="P13">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13"/>
      <text:p text:style-name="P13"><text:soft-page-break/><text:s/></text:p>
      <text:p text:style-name="P13"/>
      <text:p text:style-name="P13"><text:s/></text:p>
      <text:p text:style-name="P13"/>
      <text:p text:style-name="P8">Integración de Docker</text:p>
      <text:p text:style-name="P13"/>
      <text:p text:style-name="P13"/>
      <text:p text:style-name="P14">Podemos integrar docker con diferentes herramientas de infraestructura:</text:p>
      <text:list xml:id="list3030060687" text:style-name="L2">
        <text:list-item>
          <text:p text:style-name="P26">Amazon Web Services</text:p>
        </text:list-item>
        <text:list-item>
          <text:p text:style-name="P26">Ansible</text:p>
        </text:list-item>
        <text:list-item>
          <text:p text:style-name="P26">Chef</text:p>
        </text:list-item>
        <text:list-item>
          <text:p text:style-name="P26">Google Cloud Platform</text:p>
        </text:list-item>
        <text:list-item>
          <text:p text:style-name="P26">DigitalOcean</text:p>
        </text:list-item>
        <text:list-item>
          <text:p text:style-name="P26">Microsoft Azure</text:p>
        </text:list-item>
        <text:list-item>
          <text:p text:style-name="P26">OpenStack Nova</text:p>
        </text:list-item>
        <text:list-item>
          <text:p text:style-name="P26">Salt</text:p>
        </text:list-item>
        <text:list-item>
          <text:p text:style-name="P26">Puppent</text:p>
        </text:list-item>
        <text:list-item>
          <text:p text:style-name="P26">Vagrant</text:p>
        </text:list-item>
        <text:list-item>
          <text:p text:style-name="P26">Jenkins</text:p>
        </text:list-item>
      </text:list>
      <text:p text:style-name="P13"/>
      <text:p text:style-name="P13"/>
      <text:p text:style-name="P13"/>
      <text:p text:style-name="P13"/>
      <text:p text:style-name="P8"><text:span text:style-name="T5">Sistemas Operativos que soportan</text:span> Docker</text:p>
      <text:p text:style-name="P13"/>
      <text:p text:style-name="P13"><text:s/></text:p>
      <text:p text:style-name="P13">Puedes utilizar sistemas operativos de escritorio como:</text:p>
      <text:list xml:id="list409358347" text:style-name="L3">
        <text:list-item>
          <text:p text:style-name="P27">Linux</text:p>
        </text:list-item>
        <text:list-item>
          <text:p text:style-name="P27"><text:span text:style-name="T4">M</text:span>ac</text:p>
        </text:list-item>
        <text:list-item>
          <text:p text:style-name="P27">Windows 10</text:p>
        </text:list-item>
      </text:list>
      <text:p text:style-name="P13"/>
      <text:p text:style-name="P13"><text:s/></text:p>
      <text:p text:style-name="P13">Además de versiones para servidores:</text:p>
      <text:list xml:id="list1812408280" text:style-name="L4">
        <text:list-item>
          <text:p text:style-name="P28">Ubuntu Server</text:p>
        </text:list-item>
        <text:list-item>
          <text:p text:style-name="P28">Fedora</text:p>
        </text:list-item>
        <text:list-item>
          <text:p text:style-name="P28">CentOS</text:p>
        </text:list-item>
        <text:list-item>
          <text:p text:style-name="P28">Debian</text:p>
        </text:list-item>
        <text:list-item>
          <text:p text:style-name="P28">Otros</text:p>
        </text:list-item>
      </text:list>
      <text:p text:style-name="P13"/>
      <text:p text:style-name="P13"><text:s/></text:p>
      <text:p text:style-name="P13"/>
      <text:p text:style-name="P13">También en sistemas Cl<text:span text:style-name="T4">o</text:span>ud como:</text:p>
      <text:list xml:id="list1029899961" text:style-name="L5">
        <text:list-item>
          <text:p text:style-name="P29">Amazon Web Services</text:p>
        </text:list-item>
        <text:list-item>
          <text:p text:style-name="P29">Azure</text:p>
        </text:list-item>
      </text:list>
      <text:p text:style-name="P13"/>
      <text:p text:style-name="P13"><text:s/></text:p>
      <text:p text:style-name="P1"/>
      <text:p text:style-name="P1"/>
      <text:p text:style-name="P9">Componentes de Docker</text:p>
      <text:p text:style-name="P18"/>
      <text:p text:style-name="P18"><text:soft-page-break/></text:p>
      <text:p text:style-name="P18">Docker está formado fundamentalmente por tres componentes:</text:p>
      <text:list xml:id="list890488640" text:style-name="L6">
        <text:list-item>
          <text:p text:style-name="P33">Docker Engine: <text:span text:style-name="T6">es un demonio que se ejecuta dentro del sistema operativo</text:span></text:p>
          <text:p text:style-name="P33">Es un demonio que corre sobre cualquier distribución de Linux y que expone una API externa para la gestión de imágenes y contenedores. Con ella podemos crear imágenes, subirlas y bajarla de un registro de docker y ejecutar y gestionar contenedores.</text:p>
        </text:list-item>
      </text:list>
      <text:p text:style-name="P18"/>
      <text:list xml:id="list145748614834031" text:continue-numbering="true" text:style-name="L6">
        <text:list-item>
          <text:p text:style-name="P34">Docker Client: Es el cliente de línea de comandos (CLI) que nos permite gestionar el Docker Engine. El cliente docker se puede configurar para trabajar con con un Docker Engine local o remoto, permitiendo gestionar tanto nuestro entorno de desarrollo local, como nuestro entorno de producción.</text:p>
        </text:list-item>
      </text:list>
      <text:p text:style-name="P18"/>
      <text:list xml:id="list145748638586962" text:continue-numbering="true" text:style-name="L6">
        <text:list-item>
          <text:p text:style-name="P34">Docker Registry: La finalidad de este componente es almacenar las imágenes generadas por el Docker Engine. Puede estar instalada en un servidor independiente y es un componente fundamental, ya que nos permite distribuir nuestras aplicaciones. Es un proyecto open source que puede ser instalado gratuitamente en cualquier servidor, pero, como hemos comentado, el proyecto nos ofrece Docker Hub.</text:p>
        </text:list-item>
      </text:list>
      <text:p text:style-name="P19"/>
      <text:p text:style-name="P19"/>
      <text:p text:style-name="P19"/>
      <text:p text:style-name="P71">Docker Engine</text:p>
      <text:p text:style-name="P40"/>
      <text:p text:style-name="P40">Es un demonio que lanza docker y se ejecuta dentro del sistema operativo<text:span text:style-name="T6">, puesto que Docker está basado en Linux (aunque actualmente hay versiones desarrollándose para Windows). A Docker Engine también se le denomina Docker Cliente y Servidor.</text:span></text:p>
      <text:p text:style-name="P21"/>
      <text:p text:style-name="P21">Lo que hace en realidad las instalaciones no Linux es levantar una máquina virtual con un Linux muy básico que contiene el demonio Docker, que es el que hace de servidor, y la parte cliente de Docker sí que puede ejecutar en otros sistemas operativos.</text:p>
      <text:p text:style-name="P21"/>
      <text:p text:style-name="P21">El Demonio o servidor es el proceso principal de gestión del engine que corre en la máquina anfitriona. El usuario nunca interactúa con el demonio directamente, sino que lo hace por medio del cliente.</text:p>
      <text:p text:style-name="P21"/>
      <text:p text:style-name="P72">Docker Hub</text:p>
      <text:p text:style-name="P21"/>
      <text:p text:style-name="P21">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21"/>
      <text:p text:style-name="P21">Específicamente , Docker Hub ofrece las siguientes características y funciones principales :</text:p>
      <text:list xml:id="list3049936569" text:style-name="L7">
        <text:list-item>
          <text:p text:style-name="P76"><text:span text:style-name="T11">Repositorio de imágenes: Buscar, administrar y enviar y obtener imágenes oficiales de la comunidad y bibliotecas de imágenes privadas.</text:span></text:p>
        </text:list-item>
        <text:list-item>
          <text:p text:style-name="P76"><text:span text:style-name="T11">Construcciones automatizadas : Creación automática de nuevas imágenes cuando realiza cambios en una fuente GitHub o un repositorio Bitbucket.</text:span></text:p>
        </text:list-item>
        <text:list-item>
          <text:p text:style-name="P76"><text:span text:style-name="T11">WebHooks : Una característica para automatizar construcciones, WebHooks permite desencadenar acciones después de enviar con éxito a un repositorio.</text:span></text:p>
        </text:list-item>
        <text:list-item>
          <text:p text:style-name="P76"><text:span text:style-name="T11">Organizaciones: Crear grupos de trabajo para gestionar el acceso de usuarios a los repositorios de imágenes.</text:span></text:p>
        </text:list-item>
        <text:list-item>
          <text:p text:style-name="P76"><text:soft-page-break/><text:span text:style-name="T11">Integración GitHub y Bitbucket: Añadir las imágenes alojadas en Docker Hub a sus flujos de trabajo.</text:span></text:p>
        </text:list-item>
      </text:list>
      <text:p text:style-name="P21"/>
      <text:p text:style-name="P21"/>
      <text:p text:style-name="P72">Docker Machine</text:p>
      <text:p text:style-name="P21"/>
      <text:p text:style-name="P21">Docker Machine permite crear máquinas virtuales en diferentes proveedores, en una máquina anfitrión con VirtualBox hasta Amazon EC2 o Digital Ocean. La lista de controladores soportados es bastante amplia.</text:p>
      <text:p text:style-name="P21"/>
      <text:p text:style-name="P21">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21"/>
      <text:p text:style-name="P21">Docker machine automatiza todas las tareas de aprovisionamiento e instalación de un único host Docker <text:span text:style-name="T14">(</text:span>$ docker-machine create -d virtualbox dev<text:span text:style-name="T14">).</text:span></text:p>
      <text:p text:style-name="P21"/>
      <text:p text:style-name="P21"/>
      <text:p text:style-name="P72">Docker Compose</text:p>
      <text:p text:style-name="P21"/>
      <text:p text:style-name="P21">Nos permite definir aplicaciones de varios contenedores en un <text:span text:style-name="T14">fichero</text:span> con las mismas propiedades que indicaríamos con el comando “Docker run” individualmente. Con un único comando, podremos iniciar todos los contenedores y en el orden que especifiquemos.</text:p>
      <text:p text:style-name="P21"/>
      <text:p text:style-name="P21">El <text:span text:style-name="T14">fichero</text:span> nos puede servir no sólo como forma de iniciar los contenedores en un entorno de desarrollo, sino de documentación de la aplicación en la que veremos claramente que contenedores, imágenes, volúmenes, enlaces, <text:span text:style-name="T14">variables, puertos, etc</text:span>.</text:p>
      <text:p text:style-name="P21"/>
      <text:p text:style-name="P21"/>
      <text:p text:style-name="P21"/>
      <text:p text:style-name="P21">El descriptor de contenedores</text:p>
      <text:p text:style-name="P42">El <text:span text:style-name="T14">fichero</text:span> es un archivo de texto con formato yaml en la que especificamos los diferentes contenedores y sus propiedades. <text:span text:style-name="T14">El fichero debemos </text:span>llam<text:span text:style-name="T14">ar</text:span>lo docker-compose.yml, <text:span text:style-name="T15">en función de lo que queremos hacer podemos realizar las siguientes instrucciones:</text:span></text:p>
      <text:list xml:id="list237943089" text:style-name="L8">
        <text:list-item>
          <text:p text:style-name="P77"><text:span text:style-name="T12">$ </text:span><text:span text:style-name="T11">docker-compose up: </text:span><text:span text:style-name="T12">estamos arrancando en orden los contenedores definidos.</text:span></text:p>
        </text:list-item>
        <text:list-item>
          <text:p text:style-name="P77"><text:span text:style-name="T12">$ </text:span><text:span text:style-name="T11">docker-compose ps: podremos ver el estado de los contenedores y de cuales está compuesta la aplicación.</text:span></text:p>
        </text:list-item>
        <text:list-item>
          <text:p text:style-name="P77"><text:span text:style-name="T12">$ </text:span><text:span text:style-name="T11">docker-compose stop: podremos pararlos. </text:span></text:p>
        </text:list-item>
        <text:list-item>
          <text:p text:style-name="P77"><text:span text:style-name="T12">$ d</text:span><text:span text:style-name="T11">ocker-compose restart: </text:span><text:span text:style-name="T12">podremos </text:span><text:span text:style-name="T11">reiniciarlos. </text:span></text:p>
        </text:list-item>
        <text:list-item>
          <text:p text:style-name="P77"><text:span text:style-name="T12">$ </text:span><text:span text:style-name="T11">docker-compose rm: elimina</text:span><text:span text:style-name="T12">mos</text:span><text:span text:style-name="T11"> completamente los contenedores. </text:span></text:p>
        </text:list-item>
        <text:list-item>
          <text:p text:style-name="P77"><text:span text:style-name="T12">$ </text:span><text:span text:style-name="T11">docker-compose logs: veremos </text:span><text:span text:style-name="T12">los logs de</text:span><text:span text:style-name="T11"> los servicios.</text:span></text:p>
        </text:list-item>
      </text:list>
      <text:p text:style-name="P21"/>
      <text:p text:style-name="P21"/>
      <text:p text:style-name="P72">Kitematic</text:p>
      <text:p text:style-name="P21"/>
      <text:p text:style-name="P21">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21"><text:soft-page-break/></text:p>
      <text:p text:style-name="P43">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43"/>
      <text:p text:style-name="P43">Podemos utilizar la interfaz gráfica de usuario para crear, ejecutar y administrar sus <text:span text:style-name="T16">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43"/>
      <text:p text:style-name="P21"/>
      <text:p text:style-name="P36">Docker Swarm</text:p>
      <text:p text:style-name="P21"/>
      <text:p text:style-name="P21">Swarm es la forma más fácil de ejecutar un contenedor Docker en producción. Permite que una aplicación que está en desarrollo implementarlo en un clúster de servidores.</text:p>
      <text:p text:style-name="P21">Debido a que Docker Swarm utiliza el API estándar Docker, cualquier herramienta que se comunique con el demonio Docker puede utilizar Swarm para escalar de forma transparente a múltiples host.</text:p>
      <text:p text:style-name="P21"/>
      <text:p text:style-name="P21">Algunas de las herramientas soportadas serían:</text:p>
      <text:list xml:id="list3419116771" text:style-name="L9">
        <text:list-item>
          <text:p text:style-name="P44">Dokku</text:p>
        </text:list-item>
        <text:list-item>
          <text:p text:style-name="P44">Docker Compose</text:p>
        </text:list-item>
        <text:list-item>
          <text:p text:style-name="P44">Krane</text:p>
        </text:list-item>
        <text:list-item>
          <text:p text:style-name="P44">Jenkins</text:p>
        </text:list-item>
        <text:list-item>
          <text:p text:style-name="P44"><text:span text:style-name="T17">C</text:span>liente Docker.</text:p>
        </text:list-item>
      </text:list>
      <text:p text:style-name="P21"/>
      <text:p text:style-name="P21">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21"/>
      <text:p text:style-name="P21"/>
      <text:p text:style-name="P72">Docker Registry</text:p>
      <text:p text:style-name="P21"/>
      <text:p text:style-name="P21">Es un repositorio que nos permite almacenar nuestras propias imágenes. Por defecto, el registro se levanta sobre una conexión http en claro y sin autenticación.</text:p>
      <text:p text:style-name="P21"/>
      <text:p text:style-name="P45">Para registrarnos tendremos que lanzar el siguiente comando:</text:p>
      <text:list xml:id="list2503172431" text:style-name="L10">
        <text:list-item>
          <text:p text:style-name="P78"><text:span text:style-name="T13">$ </text:span><text:span text:style-name="T11">docker run -d -p 5000:5000 --restart=always --name registry registry:2</text:span></text:p>
        </text:list-item>
      </text:list>
      <text:p text:style-name="P19"/>
      <text:p text:style-name="P19"/>
      <text:p text:style-name="P19"/>
      <text:p text:style-name="P19"/>
      <text:p text:style-name="P70">Expresiones de Docker</text:p>
      <text:p text:style-name="P19"/>
      <text:p text:style-name="P19"/>
      <text:p text:style-name="P47">En este apartado vamos a explicar alguna acciones típicas de docker, como arrancar un contenedor con una imagen, como crear una imagen, como subirla, etc</text:p>
      <text:p text:style-name="P19"/>
      <text:p text:style-name="P70"><text:soft-page-break/>Herramientas que he utilizado</text:p>
      <text:p text:style-name="P19"/>
      <text:p text:style-name="P19"/>
      <text:p text:style-name="P47">Vamos a definir cada paquete que he utilizado para la creación de mi Hostcker.</text:p>
      <text:p text:style-name="P19"/>
      <text:p text:style-name="P19"/>
      <text:p text:style-name="P19"/>
      <text:p text:style-name="P19"/>
      <text:p text:style-name="P19"/>
      <text:p text:style-name="P19"/>
      <text:p text:style-name="P19"/>
      <text:p text:style-name="P19"/>
      <text:p text:style-name="P46"/>
      <text:p text:style-name="P69">Funcionamiento de HOSTCKER</text:p>
      <text:p text:style-name="P19"/>
      <text:p text:style-name="P19"/>
      <text:p text:style-name="P47">Comenzaremos explicando la creación de las imágenes que he creado, que es lo que hacen con sus respectivos cmd.sh y como se lanzan.</text:p>
      <text:p text:style-name="P19"/>
      <text:p text:style-name="P19"/>
      <text:p text:style-name="P73">Imagen danibascon/proftpd</text:p>
      <text:p text:style-name="P19"/>
      <text:p text:style-name="P47">Dockerfile:</text:p>
      <text:p text:style-name="P47"/>
      <table:table table:name="Tabla1" table:style-name="Tabla1" table:template-name="Estilo predeterminado">
        <table:table-column table:style-name="Tabla1.A"/>
        <table:table-row table:style-name="Tabla1.1">
          <table:table-cell table:style-name="Tabla1.A1" office:value-type="string">
            <text:p text:style-name="P84">FROM proftpd</text:p>
            <text:p text:style-name="P86"/>
            <text:p text:style-name="P89">#Instalamos las depence</text:p>
            <text:p text:style-name="P84">RUN apt install nano python -y</text:p>
            <text:p text:style-name="P84"/>
            <text:p text:style-name="P89">#Añadimos los ficheros necesarios</text:p>
            <text:p text:style-name="P84">ADD proftpd.conf /etc/proftpd/proftpd.conf</text:p>
            <text:p text:style-name="P84">ADD cmd.sh /cmd.sh</text:p>
            <text:p text:style-name="P84">ADD usuario.py /usuario.py</text:p>
            <text:p text:style-name="P84"/>
            <text:p text:style-name="P89">#Añadimos el permiso de ejecución</text:p>
            <text:p text:style-name="P84">RUN chmod +x /cmd.sh</text:p>
            <text:p text:style-name="P84"/>
            <text:p text:style-name="P88">#Añadimos el volumen al directorio</text:p>
            <text:p text:style-name="P84">VOLUME /var/www/html</text:p>
            <text:p text:style-name="P84"/>
            <text:p text:style-name="P89">#Exponemos el contenedor a los puertos para que escuche</text:p>
            <text:p text:style-name="P84">EXPOSE 21</text:p>
            <text:p text:style-name="P84">EXPOSE 22</text:p>
            <text:p text:style-name="P84"/>
            <text:p text:style-name="P89">#Ejecutamos el script</text:p>
            <text:p text:style-name="P84">ENTRYPOINT /cmd.sh</text:p>
            <text:p text:style-name="P84"/>
            <text:p text:style-name="P89">#Arrancamos el demonio</text:p>
            <text:p text:style-name="P84">CMD ["proftpd","--nodaemon"]</text:p>
          </table:table-cell>
        </table:table-row>
      </table:table>
      <text:p text:style-name="P19"/>
      <text:p text:style-name="P19"><text:soft-page-break/></text:p>
      <text:p text:style-name="P47">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19"/>
      <text:p text:style-name="P48">Continuamos explicando el Dockerfile, con la imagen ya cargado de proftpd, instalo 2 paquetes, python para lanzar luego un pequeño script que he creado y nano, el cual no es necesario, pero lo manejo mejor que el editor de texto vim.</text:p>
      <text:p text:style-name="P48"/>
      <text:p text:style-name="P48">Posteriormente añado 2 script, uno en python y otro en bash, los cuales explicaré posteriormente, además añado un fichero de configuración para el paquete proftpd, abajo añado las líneas más importantes, que me nos sirven:</text:p>
      <text:p text:style-name="P48"/>
      <table:table table:name="Tabla2" table:style-name="Tabla2" table:template-name="Estilo predeterminado">
        <table:table-column table:style-name="Tabla2.A"/>
        <table:table-row table:style-name="Tabla2.1">
          <table:table-cell table:style-name="Tabla2.A1" office:value-type="string">
            <text:p text:style-name="P84">DefaultRoot <text:s text:c="4"/>/var/www/html/%u</text:p>
            <text:p text:style-name="P84"><text:s/>&lt;Anonymous /var/www/html&gt;</text:p>
          </table:table-cell>
        </table:table-row>
      </table:table>
      <text:p text:style-name="P19"/>
      <text:p text:style-name="P49">Estas líneas que hemos modificado el original, quieren decir, que el servidor ftp apunta al directorio “/var/www/html/” y que cada usuario accederá con sus debidas credenciales a su respectivo directorio “<text:span text:style-name="T22">/var/www/html/%u”, el “%u” nos permite hacerlo con todos los usuarios, si no, tendríamos que añadirlos uno a uno.</text:span></text:p>
      <text:p text:style-name="P49"><text:span text:style-name="T22"/></text:p>
      <text:p text:style-name="P49"><text:span text:style-name="T22">Continuamos con el Dockerfile, el siguiente comando empleado es para el cambio de permiso del fichero cmd.sh, para que se puede ejecutar.</text:span></text:p>
      <text:p text:style-name="P49"><text:span text:style-name="T22"/></text:p>
      <text:p text:style-name="P49"><text:span text:style-name="T22">Luego añadimos los 2 puertos para el servicio ftp, 21 y 22, los cuales estarán abierto cuando arranquemos el contenedor, escuchando todo lo que vaya dirigidos a ellos.</text:span></text:p>
      <text:p text:style-name="P49"><text:span text:style-name="T22"/></text:p>
      <text:p text:style-name="P58"><text:span text:style-name="T22">Posteriormente vamos a indicar que el directorio “/var/www/</text:span><text:span text:style-name="T23">html estará enlazado a un volumen que añadiremos, con esto todo lo que se crea en este directorio, aunque el contenedor se elimine, la información quedará en el volumen que le hemos añadido.</text:span></text:p>
      <text:p text:style-name="P58"><text:span text:style-name="T23"/></text:p>
      <text:p text:style-name="P49"><text:span text:style-name="T22">Por ultimo ejecutamos el entrypoint primero y el cmd, que nos más que el inicio del demonio, para que el contenedor este levantado en todo momento con el servicio proftpd activo.</text:span></text:p>
      <text:p text:style-name="P49"><text:span text:style-name="T22"/></text:p>
      <text:p text:style-name="P49"><text:span text:style-name="T22">Ahora pasamos a explicar el entrypoint cmd.sh:</text:span></text:p>
      <text:p text:style-name="P19"/>
      <table:table table:name="Tabla3" table:style-name="Tabla3" table:template-name="Estilo predeterminado">
        <table:table-column table:style-name="Tabla3.A"/>
        <table:table-row table:style-name="Tabla3.1">
          <table:table-cell table:style-name="Tabla3.A1" office:value-type="string">
            <text:p text:style-name="P84">#!/bin/bash</text:p>
            <text:p text:style-name="P84">set -e</text:p>
            <text:p text:style-name="P84"/>
            <text:p text:style-name="P84">USER=${USER:-""}</text:p>
            <text:p text:style-name="P84">PASS=${PASS:-""}</text:p>
            <text:p text:style-name="P84"/>
            <text:p text:style-name="P84">if [[ $USER != "" ]] ;then</text:p>
            <text:p text:style-name="P84"><text:tab/>python /usuario.py $USER $PASS</text:p>
            <text:p text:style-name="P84">fi</text:p>
          </table:table-cell>
        </table:table-row>
      </table:table>
      <text:p text:style-name="P19"/>
      <text:p text:style-name="P50">Este script como vemos, le estan llegando 2 variables USER y PASS, en el caso de que USER sea distinto de vacio, ejecutará nuestro script en python el cual añadiremos las 2 variables. En caso de vacío, no pasará nada.</text:p>
      <text:p text:style-name="P50"/>
      <text:p text:style-name="P50"><text:soft-page-break/>Ahora pasamos al script de python, usuario.py, que nos crea los usuarios:</text:p>
      <text:p text:style-name="P19"/>
      <table:table table:name="Tabla4" table:style-name="Tabla4" table:template-name="Estilo predeterminado">
        <table:table-column table:style-name="Tabla4.A"/>
        <table:table-row table:style-name="Tabla4.1">
          <table:table-cell table:style-name="Tabla4.A1" office:value-type="string">
            <text:p text:style-name="P84">from sys import argv</text:p>
            <text:p text:style-name="P84">import crypt</text:p>
            <text:p text:style-name="P84">import commands</text:p>
            <text:p text:style-name="P84"/>
            <text:p text:style-name="P84">for i in range(len(argv[1].split(";"))):</text:p>
            <text:p text:style-name="P84"><text:tab/>contra = crypt.crypt(argv[2].split(";")[i],"salt")</text:p>
            <text:p text:style-name="P84"><text:tab/>commands.getoutput("if [ ! -d /var/www/html/" + argv[1].split(";")[i] + " ] ;then mkdir /var/www/html/" + argv[1].split(";")[i] + " ;fi")</text:p>
            <text:p text:style-name="P84"><text:tab/>commands.getoutput("useradd " + argv[1].split(";")[i] + " -p " + contra + " <text:s/>-d /var/www/html/" + argv[1].split(";")[i] + " -s /bin/bash")</text:p>
            <text:p text:style-name="P84"><text:tab/>commands.getoutput("chown " + argv[1].split(";")[i] + ":" + argv[1].split(";")[i] + " /var/www/html/"+ argv[1].split(";")[i])</text:p>
          </table:table-cell>
        </table:table-row>
      </table:table>
      <text:p text:style-name="P19"/>
      <text:p text:style-name="P50">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19"/>
      <text:p text:style-name="P50">Como vemos, hay un for y un split, el porque de esto, es porque las variables vienen de la siguiente forma:</text:p>
      <text:list xml:id="list3079048597" text:style-name="L14">
        <text:list-item>
          <text:p text:style-name="P51">USER= user1;user2;user3</text:p>
        </text:list-item>
        <text:list-item>
          <text:p text:style-name="P51">PASS = pass1;pass2;pass3</text:p>
        </text:list-item>
      </text:list>
      <text:p text:style-name="P50"/>
      <text:p text:style-name="P50">Una vez explicado esto, ya se entiende mejor el script, el script en si hace lo siguiente:</text:p>
      <text:list xml:id="list1530755832" text:style-name="L15">
        <text:list-item>
          <text:p text:style-name="P52">Nos separá las variables y las recorre tantas veces como usuarios haya, separado por el “;”, en este caso, 3 veces, por lo que nos creará 3 usuarios.</text:p>
        </text:list-item>
        <text:list-item>
          <text:p text:style-name="P52">Primero nos crea una contraseña encriptada.</text:p>
        </text:list-item>
        <text:list-item>
          <text:p text:style-name="P52">Luego nos comprueba si ese usuario tiene carpeta, si no existe un usuario con esa carpeta, nos las crea la carpeta.</text:p>
        </text:list-item>
        <text:list-item>
          <text:p text:style-name="P52">Posteriormente nos crea el usuario, el cual tendra una contraseña y un directorio en “/var/www/html”.</text:p>
        </text:list-item>
        <text:list-item>
          <text:p text:style-name="P52">Por último, cambios los permisos a la carpeta por precaución.</text:p>
        </text:list-item>
      </text:list>
      <text:p text:style-name="P50"/>
      <text:p text:style-name="P50">Bueno, ya hemos explicado la primera imagen que emplearemos. Para arrancar crear un contenedor con esta imagen, lo haremos de la siguiente forma:</text:p>
      <text:list xml:id="list1390395137" text:style-name="L16">
        <text:list-item>
          <text:p text:style-name="P54">docker run -d --name <text:span text:style-name="T25">servidor -e USER='dani' -e PASS='dani' </text:span>-v proftpd:/var/www/html danibascon/<text:span text:style-name="T24">proftpd</text:span></text:p>
        </text:list-item>
      </text:list>
      <text:p text:style-name="P19"/>
      <text:p text:style-name="P19"/>
      <text:p text:style-name="P74">Imagen danibascon/<text:span text:style-name="T26">apache2</text:span></text:p>
      <text:p text:style-name="P19"/>
      <text:p text:style-name="P59">Dockerfile:</text:p>
      <text:p text:style-name="P59"/>
      <table:table table:name="Tabla5" table:style-name="Tabla5" table:template-name="Estilo predeterminado">
        <table:table-column table:style-name="Tabla5.A"/>
        <table:table-row table:style-name="Tabla5.1">
          <table:table-cell table:style-name="Tabla5.A1" office:value-type="string">
            <text:p text:style-name="P84">FROM debian:jessie</text:p>
            <text:p text:style-name="P84"/>
            <text:p text:style-name="P84"># Install dependenci<text:span text:style-name="T27">a</text:span>s.</text:p>
            <text:p text:style-name="P84">RUN apt update </text:p>
            <text:p text:style-name="P84">RUN apt install <text:s/>apache2 libapache2-mod-php5 nano python php5 -y</text:p>
            <text:p text:style-name="P84"/>
            <text:p text:style-name="P87">#Añadimos el volumen al directorio</text:p>
            <text:p text:style-name="P85"><text:soft-page-break/>VOLUME /var/wwww/html</text:p>
            <text:p text:style-name="P85"/>
            <text:p text:style-name="P85"><text:span text:style-name="T27">#Añadimos los ficheros y creamos las carpetas en las rutas indicadas</text:span></text:p>
            <text:p text:style-name="P84">RUN mkdir /var/www/html/net2ftp</text:p>
            <text:p text:style-name="P84">ADD net2ftp /var/www/html/net2ftp</text:p>
            <text:p text:style-name="P85">ADD www.conf /etc/apache2/sites-available/</text:p>
            <text:p text:style-name="P85"/>
            <text:p text:style-name="P87">#Cambiamos los permisos al directirio</text:p>
            <text:p text:style-name="P84">RUN chmod 0777 /var/www/html/net2ftp/files_to_upload/temp</text:p>
            <text:p text:style-name="P84"/>
            <text:p text:style-name="P87">#Activamos el sitio que hemos creado y desactivamos el que viene por defecto</text:p>
            <text:p text:style-name="P85">RUN a2ensite www.conf &amp;&amp; a2dissite 000-default.conf</text:p>
            <text:p text:style-name="P84"/>
            <text:p text:style-name="P84">CMD apachectl -D FOREGROUND</text:p>
          </table:table-cell>
        </table:table-row>
      </table:table>
      <text:p text:style-name="P59"/>
      <text:p text:style-name="P19"/>
      <text:p text:style-name="P60">Esta imagen parte de un debian jessie, el cual vamos a instalar ese conjunto de paquete, para poder utilizar el servicio web de nft, net2ftp, con el que podremos interactuar con nuestro servidor ftp.</text:p>
      <text:p text:style-name="P60"/>
      <text:p text:style-name="P60">A continuación añadimos el fichero de configuración para que podamos <text:span text:style-name="T27">al directorio net2ftp, directorio que crearemos antes de añadir los ficheros y cambiamos los permisos.</text:span></text:p>
      <text:p text:style-name="P60"/>
      <text:p text:style-name="P61">Por último <text:span text:style-name="T28">arrancamos</text:span> el <text:span text:style-name="T28">dominio</text:span> de apache <text:span text:style-name="T28">directamente</text:span> desde el Dockerfile, como estamos viendo con “<text:span text:style-name="T22">CMD apachectl -D FOREGROUND”</text:span></text:p>
      <text:p text:style-name="P53"/>
      <text:p text:style-name="P62">Para arrancar este contenemos y el cual debemos de vincular con el otro contenedor, el que contiene <text:s/>la imagen “danibascon/proftpd” (servidor), debemos de lanzarlo de la siguiente manera:</text:p>
      <text:list xml:id="list3917551868" text:style-name="L17">
        <text:list-item>
          <text:p text:style-name="P55">docker run -d -p 21:21 -p 22:22 -p 81:80 --name <text:span text:style-name="T28">servidor_apache2</text:span> --<text:span text:style-name="T24">link servidor:servidor</text:span> danibascon/apache2</text:p>
        </text:list-item>
      </text:list>
      <text:p text:style-name="P56"/>
      <text:p text:style-name="P56"/>
      <text:p text:style-name="P56"/>
      <text:p text:style-name="P56"/>
      <text:p text:style-name="P75">Imagen danibascon/<text:span text:style-name="T29">mysql</text:span></text:p>
      <text:p text:style-name="P56"/>
      <text:p text:style-name="P56"/>
      <text:p text:style-name="P56"/>
      <text:p text:style-name="P56"/>
      <text:p text:style-name="P56"/>
      <text:p text:style-name="P56"/>
      <text:p text:style-name="P56"/>
      <text:p text:style-name="P56"/>
      <text:p text:style-name="P75">Imagen danibascon/<text:span text:style-name="T29">usuarios</text:span></text:p>
      <text:p text:style-name="P56"/>
      <text:p text:style-name="P63">Dockerfile:</text:p>
      <text:p text:style-name="P56"/>
      <table:table table:name="Tabla6" table:style-name="Tabla6" table:template-name="Estilo predeterminado">
        <table:table-column table:style-name="Tabla6.A"/>
        <table:table-row table:style-name="Tabla6.1">
          <table:table-cell table:style-name="Tabla6.A1" office:value-type="string">
            <text:p text:style-name="P84">FROM debian:jessie</text:p>
            <text:p text:style-name="P84"/>
            <text:p text:style-name="P84"/>
            <text:p text:style-name="P84"># Install dependencies.</text:p>
            <text:p text:style-name="P84">RUN apt update </text:p>
            <text:p text:style-name="P84"><text:soft-page-break/>RUN apt install <text:s/>apache2 libapache2-mod-php5 nano python php5 -y</text:p>
            <text:p text:style-name="P84">#RUN apt install php5</text:p>
            <text:p text:style-name="P84"/>
            <text:p text:style-name="P84">#Install net2ftp.</text:p>
            <text:p text:style-name="P84"/>
            <text:p text:style-name="P84">VOLUME /var/wwww/html</text:p>
            <text:p text:style-name="P84">ENV APACHE_RUN_USER www-data</text:p>
            <text:p text:style-name="P84">ENV APACHE_RUN_GROUP www-data</text:p>
            <text:p text:style-name="P84">ENV APACHE_LOG_DIR /var/log/apache2</text:p>
            <text:p text:style-name="P84">ENV APACHE_PID_FILE /var/run/apache2.pid</text:p>
            <text:p text:style-name="P84">ENV APACHE_RUN_DIR /var/run/apache2</text:p>
            <text:p text:style-name="P84">ENV APACHE_LOCK_DIR /var/lock/apache2</text:p>
            <text:p text:style-name="P84"/>
            <text:p text:style-name="P84">ADD cmd.sh /cmd.sh</text:p>
            <text:p text:style-name="P84">RUN chmod +x /cmd.sh</text:p>
            <text:p text:style-name="P84"/>
            <text:p text:style-name="P84">EXPOSE 80</text:p>
            <text:p text:style-name="P84">CMD ["/cmd.sh"]</text:p>
            <text:p text:style-name="P84">#ENTRYPOINT /cmd.sh</text:p>
            <text:p text:style-name="P84">#CMD apachectl -D FOREGROUND</text:p>
            <text:p text:style-name="P84"/>
            <text:p text:style-name="P84">#ENTRYPOINT /cmd.sh</text:p>
          </table:table-cell>
        </table:table-row>
      </table:table>
      <text:p text:style-name="P56"/>
      <text:p text:style-name="P56"/>
      <text:p text:style-name="P64">Esta imagen es para lanzar el contenedor que el usuario registrado necesita para mostrar a través de la web, lo que suba a su directorio.</text:p>
      <text:p text:style-name="P64"/>
      <text:p text:style-name="P64">Como vemos, partimos de la imagen debian jessie, actualizamos e instalamos la lista de paquetes que vienen, que necesitamos para lanzar posteriormente nuestro contenedor</text:p>
      <text:p text:style-name="P56"/>
      <text:p text:style-name="P56"/>
      <text:p text:style-name="P56"/>
      <text:p text:style-name="P56"/>
      <text:p text:style-name="P56"/>
      <text:p text:style-name="P57">docker run -d -p 82:80 --name maq3 -v proftpd:/var/www/html -e SERVER_NAME='dani' -e DOCUMENTROOT='dani' danibascon/apache2-usuario</text:p>
      <text:p text:style-name="P56"/>
      <text:p text:style-name="P56"/>
      <text:p text:style-name="P3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Referencias y bibliografía</text:p>
      <text:p text:style-name="P19"/>
      <text:p text:style-name="P20"/>
      <text:p text:style-name="P20"/>
      <text:p text:style-name="P20"><text:a xlink:type="simple" xlink:href="http://www.nacionrosique.es/2016/06/componentes-de-dockers.html" text:style-name="Internet_20_link" text:visited-style-name="Visited_20_Internet_20_Link">http://www.nacionrosique.es/2016/06/componentes-de-dockers.html</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6.0.2.1$Windows_x86 LibreOffice_project/f7f06a8f319e4b62f9bc5095aa112a65d2f3ac89</meta:generator>
    <dc:date>2018-06-07T14:57:47.368000000</dc:date>
    <meta:editing-duration>PT3H44M52S</meta:editing-duration>
    <meta:editing-cycles>33</meta:editing-cycles>
    <meta:document-statistic meta:table-count="6" meta:image-count="0" meta:object-count="0" meta:page-count="17" meta:paragraph-count="274" meta:word-count="3866" meta:character-count="24771" meta:non-whitespace-character-count="21225"/>
  </office:meta>
</office:document-meta>
</file>